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499EB355B87534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start-width="0.252cm" draw:marker-end-width="0.252cm" draw:fill="solid" draw:fill-color="#333333" draw:opacity="40%" draw:textarea-horizontal-align="justify" draw:textarea-vertical-align="middle" draw:auto-grow-height="false" fo:min-height="6.489cm" fo:min-width="4.694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bitmap" draw:fill-color="#89c765" draw:fill-image-name="Bitmap_20_1" style:repeat="repeat" draw:textarea-horizontal-align="justify" draw:textarea-vertical-align="middle" draw:auto-grow-height="false" fo:min-height="5.04cm" fo:min-width="3.374cm"/>
    </style:style>
    <style:style style:name="gr3" style:family="graphic" style:parent-style-name="standard">
      <style:graphic-properties draw:stroke="none" svg:stroke-color="#684703" draw:fill-color="#21908c" draw:opacity="100%" draw:textarea-horizontal-align="justify" draw:textarea-vertical-align="middle" draw:auto-grow-height="false" fo:min-height="5.04cm" fo:min-width="0cm"/>
    </style:style>
    <style:style style:name="gr4" style:family="graphic" style:parent-style-name="standard">
      <style:graphic-properties svg:stroke-color="#000000" draw:fill="solid" draw:fill-color="#ffffff" draw:opacity="70%" draw:textarea-horizontal-align="justify" draw:textarea-vertical-align="middle" draw:auto-grow-height="false" fo:min-height="5.04cm" fo:min-width="3.374cm"/>
    </style:style>
    <style:style style:name="gr5" style:family="graphic" style:parent-style-name="standard">
      <style:graphic-properties draw:stroke="solid" svg:stroke-color="#000000" draw:fill="none" draw:fill-color="#ffffff" draw:opacity="70%" draw:textarea-horizontal-align="justify" draw:textarea-vertical-align="middle" draw:auto-grow-height="false" fo:min-height="3.559cm" fo:min-width="2.115cm"/>
    </style:style>
    <style:style style:name="gr6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440154" draw:textarea-horizontal-align="justify" draw:textarea-vertical-align="middle" draw:auto-grow-height="false" fo:min-height="0cm" fo:min-width="0cm"/>
      <style:paragraph-properties style:writing-mode="lr-tb"/>
    </style:style>
    <style:style style:name="gr8" style:family="graphic" style:parent-style-name="standard">
      <style:graphic-properties draw:stroke="none" draw:fill-color="#21908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21908c" draw:textarea-horizontal-align="justify" draw:textarea-vertical-align="middle" draw:auto-grow-height="false" fo:min-height="0cm" fo:min-width="0cm"/>
      <style:paragraph-properties style:writing-mode="lr-tb"/>
    </style:style>
    <style:style style:name="gr10" style:family="graphic" style:parent-style-name="standard">
      <style:graphic-properties draw:stroke="none" draw:fill-color="#44015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3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36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="Dimension_20_Lines" draw:marker-start-width="0.254cm" draw:marker-end="Dimension_20_Lines" draw:marker-end-width="0.254cm" draw:textarea-vertical-align="middle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="Dimension_20_Lines" draw:marker-start-width="0.254cm" draw:marker-end="Dimension_20_Lines" draw:marker-end-width="0.254cm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0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cm"/>
      <style:paragraph-properties style:writing-mode="lr-tb"/>
    </style:style>
    <style:style style:name="gr19" style:family="graphic" style:parent-style-name="objectwithoutfill">
      <style:graphic-properties svg:stroke-width="0.035cm" draw:marker-start-width="0.252cm" draw:marker-end="Circle_20_unfilled" draw:marker-end-width="0.254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684703" draw:fill-color="#21908c" draw:opacity="100%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stroke="none" svg:stroke-width="0.018cm" svg:stroke-color="#000000" draw:marker-start-width="0.227cm" draw:marker-end-width="0.227cm" draw:fill="bitmap" draw:fill-color="#89c765" draw:fill-image-name="Bitmap_20_1" style:repeat="repeat" draw:textarea-horizontal-align="justify" draw:textarea-vertical-align="middle" draw:auto-grow-height="false" fo:min-height="0.154cm" fo:min-width="0.347cm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7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2cm" fo:min-width="1.844cm"/>
      <style:paragraph-properties style:writing-mode="lr-tb"/>
    </style:style>
    <style:style style:name="gr24" style:family="graphic" style:parent-style-name="standard">
      <style:graphic-properties draw:stroke="solid" svg:stroke-width="0.018cm" svg:stroke-color="#000000" draw:marker-start-width="0.227cm" draw:marker-end-width="0.227cm" draw:fill="solid" draw:fill-color="#ffffff" draw:opacity="70%" draw:textarea-horizontal-align="justify" draw:textarea-vertical-align="middle" draw:auto-grow-height="false" fo:min-height="0.154cm" fo:min-width="0.347cm" fo:padding-top="0.134cm" fo:padding-bottom="0.134cm" fo:padding-left="0.259cm" fo:padding-right="0.259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333333" draw:opacity="40%"/>
      <style:paragraph-properties fo:text-align="center"/>
    </style:style>
    <style:style style:name="P2" style:family="paragraph">
      <loext:graphic-properties draw:fill="bitmap" draw:fill-color="#89c765" draw:fill-image-name="Bitmap_20_1" style:repeat="repeat"/>
      <style:paragraph-properties fo:text-align="center"/>
    </style:style>
    <style:style style:name="P3" style:family="paragraph">
      <loext:graphic-properties draw:fill-color="#21908c" draw:opacity="100%"/>
      <style:paragraph-properties fo:text-align="center"/>
    </style:style>
    <style:style style:name="P4" style:family="paragraph">
      <loext:graphic-properties draw:fill="solid" draw:fill-color="#ffffff" draw:opacity="70%"/>
      <style:paragraph-properties fo:text-align="center"/>
    </style:style>
    <style:style style:name="P5" style:family="paragraph">
      <loext:graphic-properties draw:fill="none" draw:fill-color="#ffffff" draw:opacity="70%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440154"/>
      <style:paragraph-properties fo:text-align="center" style:writing-mode="lr-tb"/>
    </style:style>
    <style:style style:name="P9" style:family="paragraph">
      <loext:graphic-properties draw:fill-color="#333333"/>
      <style:paragraph-properties fo:text-align="center"/>
      <style:text-properties fo:font-weight="bold"/>
    </style:style>
    <style:style style:name="P10" style:family="paragraph">
      <loext:graphic-properties draw:fill-color="#21908c"/>
      <style:paragraph-properties fo:text-align="center"/>
    </style:style>
    <style:style style:name="P11" style:family="paragraph">
      <loext:graphic-properties draw:fill-color="#21908c"/>
      <style:paragraph-properties fo:text-align="center" style:writing-mode="lr-tb"/>
    </style:style>
    <style:style style:name="P12" style:family="paragraph">
      <loext:graphic-properties draw:fill-color="#440154"/>
      <style:paragraph-properties fo:text-align="center"/>
    </style:style>
    <style:style style:name="P13" style:family="paragraph">
      <style:text-properties style:font-name="Source Sans Pro"/>
    </style:style>
    <style:style style:name="P14" style:family="paragraph">
      <loext:graphic-properties draw:fill="none" draw:fill-color="#ffffff"/>
      <style:paragraph-properties style:writing-mode="lr-tb"/>
      <style:text-properties style:font-name="Source Sans Pro" fo:font-size="12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Source Sans Pro" fo:font-size="9pt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style:font-name="Source Sans Pro" fo:font-size="12pt" fo:font-weight="bold" style:font-size-asian="16pt" style:font-size-complex="16pt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size="9pt" style:font-size-asian="11pt" style:font-size-complex="11pt"/>
    </style:style>
    <style:style style:name="T4" style:family="text">
      <style:text-properties style:font-name="Source Sans Pro" fo:font-size="12pt" fo:font-weight="bol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1" draw:layer="layout" svg:width="5.228cm" svg:height="6.773cm" svg:x="2.736cm" svg:y="2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3.874cm" svg:height="5.29cm" svg:x="3.413cm" svg:y="2.9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3" draw:text-style-name="P3" draw:layer="layout" svg:width="0.193cm" svg:height="5.29cm" svg:x="3.559cm" svg:y="2.9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194cm" svg:height="5.29cm" svg:x="4.042cm" svg:y="2.9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195cm" svg:height="5.29cm" svg:x="4.526cm" svg:y="2.9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194cm" svg:height="5.29cm" svg:x="5.011cm" svg:y="2.9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193cm" svg:height="5.29cm" svg:x="5.496cm" svg:y="2.9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194cm" svg:height="5.29cm" svg:x="5.98cm" svg:y="2.9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193cm" svg:height="5.29cm" svg:x="6.464cm" svg:y="2.9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3" draw:layer="layout" svg:width="0.194cm" svg:height="5.29cm" svg:x="6.948cm" svg:y="2.9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4" draw:layer="layout" svg:width="3.874cm" svg:height="5.29cm" svg:x="3.413cm" svg:y="2.9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layout" svg:width="2.615cm" svg:height="3.809cm" svg:x="4.042cm" svg:y="3.68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6" draw:text-style-name="P6" draw:layer="layout" svg:width="0.211cm" svg:height="0.211cm" svg:x="3.677cm" svg:y="2.5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12cm" svg:height="0.21cm" svg:x="7.436cm" svg:y="5.1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11cm" svg:height="0.212cm" svg:x="2.888cm" svg:y="4.6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12cm" svg:height="0.211cm" svg:x="4.765cm" svg:y="8.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0.213cm" svg:height="0.211cm" svg:x="4.315cm" svg:y="4.358cm">
              <text:p text:style-name="P7"><text:s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9" draw:layer="layout" svg:width="0.211cm" svg:height="0.211cm" svg:x="0.104cm" svg:y="8.0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9" draw:layer="layout" svg:width="0.212cm" svg:height="0.211cm" svg:x="0.112cm" svg:y="1.7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9" draw:layer="layout" svg:width="0.213cm" svg:height="0.212cm" svg:x="5.152cm" svg:y="0.0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9" draw:layer="layout" svg:width="0.211cm" svg:height="0.211cm" svg:x="10.135cm" svg:y="0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9" draw:layer="layout" svg:width="0.211cm" svg:height="0.211cm" svg:x="10.135cm" svg:y="7.4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212cm" svg:height="0.212cm" svg:x="7.033cm" svg:y="2.2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0.212cm" svg:height="0.211cm" svg:x="4.487cm" svg:y="4.3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0.212cm" svg:height="0.211cm" svg:x="5.284cm" svg:y="5.443cm">
              <text:p text:style-name="P7"><text:s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0.212cm" svg:height="0.211cm" svg:x="5.455cm" svg:y="5.4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0.212cm" svg:height="0.212cm" svg:x="5.783cm" svg:y="7.056cm">
              <text:p text:style-name="P7"><text:s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0.212cm" svg:height="0.211cm" svg:x="5.954cm" svg:y="7.0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0.212cm" svg:height="0.211cm" svg:x="4.807cm" svg:y="6.286cm">
              <text:p text:style-name="P7"><text:s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0.213cm" svg:height="0.211cm" svg:x="4.978cm" svg:y="6.2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0.212cm" svg:height="0.212cm" svg:x="5.519cm" svg:y="3.901cm">
              <text:p text:style-name="P7"><text:s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0.213cm" svg:height="0.212cm" svg:x="5.69cm" svg:y="3.9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0.212cm" svg:height="0.211cm" svg:x="6.266cm" svg:y="3.131cm">
              <text:p text:style-name="P7"><text:s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0.211cm" svg:height="0.211cm" svg:x="6.439cm" svg:y="3.1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0.212cm" svg:height="0.211cm" svg:x="6.751cm" svg:y="6.395cm">
              <text:p text:style-name="P7"><text:s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0.213cm" svg:height="0.211cm" svg:x="6.922cm" svg:y="6.3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0.213cm" svg:height="0.211cm" svg:x="5.027cm" svg:y="7.803cm">
              <text:p text:style-name="P7"><text:s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0.212cm" svg:height="0.211cm" svg:x="5.199cm" svg:y="7.8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0.212cm" svg:height="0.212cm" svg:x="3.853cm" svg:y="7.618cm">
              <text:p text:style-name="P7"><text:s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0.212cm" svg:height="0.212cm" svg:x="4.025cm" svg:y="7.6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0.213cm" svg:height="0.211cm" svg:x="3.56cm" svg:y="3.812cm">
              <text:p text:style-name="P7"><text:s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2" draw:layer="layout" svg:width="0.212cm" svg:height="0.211cm" svg:x="3.732cm" svg:y="3.8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1" draw:text-style-name="P14" xml:id="id3" draw:id="id3" draw:layer="layout" svg:width="3.876cm" svg:height="0.852cm" svg:x="8.806cm" svg:y="4.095cm">
          <draw:text-box>
            <text:p text:style-name="P13"><text:span text:style-name="T1">Outer field margin</text:span></text:p>
          </draw:text-box>
        </draw:frame>
        <draw:frame draw:style-name="gr12" draw:text-style-name="P14" xml:id="id1" draw:id="id1" draw:layer="layout" svg:width="3.332cm" svg:height="0.852cm" svg:x="8.806cm" svg:y="2.301cm">
          <draw:text-box>
            <text:p text:style-name="P13"><text:span text:style-name="T1">Field center</text:span></text:p>
          </draw:text-box>
        </draw:frame>
        <draw:frame draw:style-name="gr13" draw:text-style-name="P14" xml:id="id2" draw:id="id2" draw:layer="layout" svg:width="3.436cm" svg:height="0.852cm" svg:x="8.806cm" svg:y="3.203cm">
          <draw:text-box>
            <text:p text:style-name="P13"><text:span text:style-name="T1">Inner field edge</text:span></text:p>
          </draw:text-box>
        </draw:frame>
        <draw:g>
          <draw:g>
            <draw:line draw:style-name="gr14" draw:text-style-name="P16" draw:layer="layout" svg:x1="4.08cm" svg:y1="10.029cm" svg:x2="2.736cm" svg:y2="10.029cm">
              <text:p text:style-name="P15"><text:span text:style-name="T2"><text:s text:c="2"/></text:span></text:p>
            </draw:line>
            <draw:line draw:style-name="gr15" draw:text-style-name="P15" draw:layer="layout" svg:x1="3.44cm" svg:y1="9.611cm" svg:x2="0.254cm" svg:y2="9.611cm">
              <text:p/>
            </draw:line>
            <draw:g>
              <draw:line draw:style-name="gr16" draw:text-style-name="P17" draw:layer="layout" svg:x1="1.814cm" svg:y1="9.517cm" svg:x2="1.932cm" svg:y2="9.68cm">
                <text:p/>
              </draw:line>
              <draw:line draw:style-name="gr16" draw:text-style-name="P17" draw:layer="layout" svg:x1="1.762cm" svg:y1="9.543cm" svg:x2="1.88cm" svg:y2="9.706cm">
                <text:p/>
              </draw:line>
            </draw:g>
            <draw:frame draw:style-name="gr17" draw:text-style-name="P18" draw:layer="layout" svg:width="1.209cm" svg:height="0.704cm" svg:x="1.253cm" svg:y="9.712cm">
              <draw:text-box>
                <text:p text:style-name="P13"><text:span text:style-name="T3">50 m</text:span></text:p>
              </draw:text-box>
            </draw:frame>
            <draw:frame draw:style-name="gr17" draw:text-style-name="P18" draw:layer="layout" svg:width="1.209cm" svg:height="0.704cm" svg:x="2.808cm" svg:y="10.13cm">
              <draw:text-box>
                <text:p text:style-name="P13"><text:span text:style-name="T3">10 m</text:span></text:p>
              </draw:text-box>
            </draw:frame>
          </draw:g>
        </draw:g>
        <draw:frame draw:style-name="gr18" draw:text-style-name="P14" xml:id="id4" draw:id="id4" draw:layer="layout" svg:width="2.84cm" svg:height="0.852cm" svg:x="8.806cm" svg:y="5.011cm">
          <draw:text-box>
            <text:p text:style-name="P13"><text:span text:style-name="T1">Periphery</text:span></text:p>
          </draw:text-box>
        </draw:frame>
        <draw:connector draw:style-name="gr19" draw:text-style-name="P17" draw:layer="layout" draw:type="line" svg:x1="8.806cm" svg:y1="2.727cm" svg:x2="6.221cm" svg:y2="4.19cm" draw:start-shape="id1" draw:start-glue-point="3" svg:d="M8806 2727l-2585 1463" svg:viewBox="0 0 2586 1464">
          <text:p/>
        </draw:connector>
        <draw:connector draw:style-name="gr19" draw:text-style-name="P17" draw:layer="layout" draw:type="line" svg:x1="8.806cm" svg:y1="3.629cm" svg:x2="6.85cm" svg:y2="4.772cm" draw:start-shape="id2" draw:start-glue-point="3" svg:d="M8806 3629l-1956 1143" svg:viewBox="0 0 1957 1144">
          <text:p/>
        </draw:connector>
        <draw:connector draw:style-name="gr19" draw:text-style-name="P17" draw:layer="layout" draw:type="line" svg:x1="8.806cm" svg:y1="4.521cm" svg:x2="7.559cm" svg:y2="6.403cm" draw:start-shape="id3" draw:start-glue-point="3" svg:d="M8806 4521l-1247 1882" svg:viewBox="0 0 1248 1883">
          <text:p/>
        </draw:connector>
        <draw:connector draw:style-name="gr19" draw:text-style-name="P17" draw:layer="layout" draw:type="line" svg:x1="10.226cm" svg:y1="5.863cm" svg:x2="10.261cm" svg:y2="7.555cm" draw:start-shape="id4" draw:start-glue-point="2" svg:d="M10226 5863l35 1692" svg:viewBox="0 0 36 1693">
          <text:p/>
        </draw:connector>
        <draw:frame draw:style-name="gr12" draw:text-style-name="P19" draw:layer="layout" svg:width="3.332cm" svg:height="0.852cm" svg:x="8.806cm" svg:y="1.308cm">
          <draw:text-box>
            <text:p text:style-name="P13"><text:span text:style-name="T4">Transects</text:span></text:p>
          </draw:text-box>
        </draw:frame>
        <draw:g>
          <draw:g>
            <draw:custom-shape draw:style-name="gr20" draw:text-style-name="P3" draw:layer="layout" svg:width="0.193cm" svg:height="0.424cm" svg:x="9.441cm" svg:y="10.1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1" draw:text-style-name="P2" draw:layer="layout" svg:width="0.865cm" svg:height="0.422cm" svg:x="9.09cm" svg:y="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4" draw:layer="layout" svg:width="2.272cm" svg:height="0.852cm" svg:x="9.947cm" svg:y="9.935cm">
            <draw:text-box>
              <text:p text:style-name="P13"><text:span text:style-name="T1">Plant row</text:span></text:p>
            </draw:text-box>
          </draw:frame>
          <draw:frame draw:style-name="gr23" draw:text-style-name="P14" draw:layer="layout" svg:width="2.344cm" svg:height="0.852cm" svg:x="9.947cm" svg:y="9.25cm">
            <draw:text-box>
              <text:p text:style-name="P13"><text:span text:style-name="T1">Track row</text:span></text:p>
            </draw:text-box>
          </draw:frame>
          <draw:custom-shape draw:style-name="gr24" draw:text-style-name="P4" draw:layer="layout" svg:width="0.865cm" svg:height="0.422cm" svg:x="9.09cm" svg:y="10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0.865cm" svg:height="0.422cm" svg:x="9.09cm" svg:y="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212cm" svg:height="0.211cm" svg:x="9.416cm" svg:y="9.571cm">
            <text:p text:style-name="P7"><text:s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0.211cm" svg:height="0.211cm" svg:x="9.417cm" svg:y="10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008000000082499EB355B875340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45cm" fo:margin-bottom="0cm" fo:text-indent="0cm"/>
      <style:text-properties fo:font-size="2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8cm" fo:margin-bottom="0cm" fo:text-indent="0cm"/>
      <style:text-properties fo:font-size="20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cm" fo:margin-bottom="0cm" fo:text-indent="0cm"/>
      <style:text-properties fo:font-size="1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446cm" fo:page-height="10.6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837cm" svg:height="7.575cm" svg:x="1.081cm" svg:y="2.485cm"/>
      <draw:page-thumbnail draw:layer="backgroundobjects" svg:width="8.837cm" svg:height="7.575cm" svg:x="1.081cm" svg:y="11.061cm"/>
      <draw:page-thumbnail draw:layer="backgroundobjects" svg:width="8.837cm" svg:height="7.575cm" svg:x="1.081cm" svg:y="19.637cm"/>
      <draw:page-thumbnail draw:layer="backgroundobjects" svg:width="8.837cm" svg:height="7.575cm" svg:x="11.081cm" svg:y="2.485cm"/>
      <draw:page-thumbnail draw:layer="backgroundobjects" svg:width="8.837cm" svg:height="7.575cm" svg:x="11.081cm" svg:y="11.061cm"/>
      <draw:page-thumbnail draw:layer="backgroundobjects" svg:width="8.837cm" svg:height="7.575cm" svg:x="11.081cm" svg:y="19.637cm"/>
    </style:handout-master>
    <style:master-page style:name="Default" style:page-layout-name="PM1" draw:style-name="Mdp1">
      <draw:frame presentation:style-name="Default-title" draw:layer="backgroundobjects" svg:width="21.965cm" svg:height="2.289cm" svg:x="1.22cm" svg:y="0.543cm" presentation:class="title" presentation:placeholder="true">
        <draw:text-box/>
      </draw:frame>
      <draw:frame presentation:style-name="Default-outline1" draw:layer="backgroundobjects" svg:width="21.965cm" svg:height="7.953cm" svg:x="1.22cm" svg:y="3.205cm" presentation:class="outline" presentation:placeholder="true">
        <draw:text-box/>
      </draw:frame>
      <draw:frame presentation:style-name="Mpr1" draw:text-style-name="MP2" draw:layer="backgroundobjects" svg:width="5.686cm" svg:height="0.945cm" svg:x="1.22cm" svg:y="12.48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736cm" svg:height="0.945cm" svg:x="8.347cm" svg:y="12.48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686cm" svg:height="0.945cm" svg:x="17.499cm" svg:y="12.48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charias Steinmetz</meta:initial-creator>
    <meta:creation-date>2018-12-14T10:01:59.416398297</meta:creation-date>
    <dc:date>2021-11-23T17:54:09.587512365</dc:date>
    <dc:creator>Zacharias Steinmetz</dc:creator>
    <meta:editing-duration>P1DT1H53M13S</meta:editing-duration>
    <meta:editing-cycles>26</meta:editing-cycles>
    <meta:generator>LibreOffice/7.1.7.2$Linux_X86_64 LibreOffice_project/10$Build-2</meta:generator>
    <meta:document-statistic meta:object-count="98"/>
  </office:meta>
</office:document-meta>
</file>